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5e44" officeooo:paragraph-rsid="00105e44"/>
    </style:style>
    <style:style style:name="P2" style:family="paragraph" style:parent-style-name="Standard">
      <style:paragraph-properties fo:margin-top="0cm" fo:margin-bottom="0.101cm" style:contextual-spacing="true"/>
      <style:text-properties officeooo:rsid="00105e44" officeooo:paragraph-rsid="00105e44"/>
    </style:style>
    <style:style style:name="P3" style:family="paragraph" style:parent-style-name="Standard" style:list-style-name="L1">
      <style:paragraph-properties fo:margin-top="0cm" fo:margin-bottom="0.101cm" style:contextual-spacing="true"/>
      <style:text-properties officeooo:rsid="00105e44" officeooo:paragraph-rsid="00105e44"/>
    </style:style>
    <style:style style:name="P4" style:family="paragraph" style:parent-style-name="Standard" style:list-style-name="L1">
      <style:paragraph-properties fo:margin-top="0cm" fo:margin-bottom="0.101cm" style:contextual-spacing="true"/>
      <style:text-properties officeooo:rsid="00105e44" officeooo:paragraph-rsid="0035cafb"/>
    </style:style>
    <style:style style:name="P5" style:family="paragraph" style:parent-style-name="Standard" style:list-style-name="L1">
      <style:paragraph-properties fo:margin-top="0cm" fo:margin-bottom="0.101cm" style:contextual-spacing="true"/>
      <style:text-properties officeooo:rsid="0010e33a" officeooo:paragraph-rsid="0010e33a"/>
    </style:style>
    <style:style style:name="P6" style:family="paragraph" style:parent-style-name="Standard" style:list-style-name="L1">
      <style:paragraph-properties fo:margin-top="0cm" fo:margin-bottom="0.101cm" style:contextual-spacing="true"/>
      <style:text-properties officeooo:rsid="0010e33a" officeooo:paragraph-rsid="0035cafb"/>
    </style:style>
    <style:style style:name="P7" style:family="paragraph" style:parent-style-name="Standard" style:list-style-name="L1">
      <style:paragraph-properties fo:margin-top="0cm" fo:margin-bottom="0.101cm" style:contextual-spacing="true"/>
      <style:text-properties officeooo:rsid="0011f3f0" officeooo:paragraph-rsid="0011f3f0"/>
    </style:style>
    <style:style style:name="P8" style:family="paragraph" style:parent-style-name="Standard" style:list-style-name="L1">
      <style:paragraph-properties fo:margin-top="0cm" fo:margin-bottom="0.101cm" style:contextual-spacing="true"/>
      <style:text-properties officeooo:rsid="0011f3f0" officeooo:paragraph-rsid="0035cafb"/>
    </style:style>
    <style:style style:name="P9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1f3f0" officeooo:paragraph-rsid="0011f3f0" style:language-asian="zxx" style:country-asian="none" style:language-complex="zxx" style:country-complex="none"/>
    </style:style>
    <style:style style:name="P10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1f3f0" officeooo:paragraph-rsid="0035cafb" style:language-asian="zxx" style:country-asian="none" style:language-complex="zxx" style:country-complex="none"/>
    </style:style>
    <style:style style:name="P11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69f04" officeooo:paragraph-rsid="00169f04" style:language-asian="zxx" style:country-asian="none" style:language-complex="zxx" style:country-complex="none"/>
    </style:style>
    <style:style style:name="P12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69f04" officeooo:paragraph-rsid="0035cafb" style:language-asian="zxx" style:country-asian="none" style:language-complex="zxx" style:country-complex="none"/>
    </style:style>
    <style:style style:name="P13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772e4" officeooo:paragraph-rsid="001772e4" style:language-asian="zxx" style:country-asian="none" style:language-complex="zxx" style:country-complex="none"/>
    </style:style>
    <style:style style:name="P14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772e4" officeooo:paragraph-rsid="0035cafb" style:language-asian="zxx" style:country-asian="none" style:language-complex="zxx" style:country-complex="none"/>
    </style:style>
    <style:style style:name="P1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8cde0" officeooo:paragraph-rsid="0018cde0" style:language-asian="zxx" style:country-asian="none" style:language-complex="zxx" style:country-complex="none"/>
    </style:style>
    <style:style style:name="P1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8cde0" officeooo:paragraph-rsid="0035cafb" style:language-asian="zxx" style:country-asian="none" style:language-complex="zxx" style:country-complex="none"/>
    </style:style>
    <style:style style:name="P1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a4957" officeooo:paragraph-rsid="001a4957" style:language-asian="zxx" style:country-asian="none" style:language-complex="zxx" style:country-complex="none"/>
    </style:style>
    <style:style style:name="P18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a4957" officeooo:paragraph-rsid="0035cafb" style:language-asian="zxx" style:country-asian="none" style:language-complex="zxx" style:country-complex="none"/>
    </style:style>
    <style:style style:name="P19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c1d34" officeooo:paragraph-rsid="001c1d34" style:language-asian="zxx" style:country-asian="none" style:language-complex="zxx" style:country-complex="none"/>
    </style:style>
    <style:style style:name="P20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c1d34" officeooo:paragraph-rsid="0035cafb" style:language-asian="zxx" style:country-asian="none" style:language-complex="zxx" style:country-complex="none"/>
    </style:style>
    <style:style style:name="P21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e0dfa" officeooo:paragraph-rsid="001e0dfa" style:language-asian="zxx" style:country-asian="none" style:language-complex="zxx" style:country-complex="none"/>
    </style:style>
    <style:style style:name="P22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e0dfa" officeooo:paragraph-rsid="0035cafb" style:language-asian="zxx" style:country-asian="none" style:language-complex="zxx" style:country-complex="none"/>
    </style:style>
    <style:style style:name="P23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fef45" officeooo:paragraph-rsid="001fef45" style:language-asian="zxx" style:country-asian="none" style:language-complex="zxx" style:country-complex="none"/>
    </style:style>
    <style:style style:name="P24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fef45" officeooo:paragraph-rsid="0035cafb" style:language-asian="zxx" style:country-asian="none" style:language-complex="zxx" style:country-complex="none"/>
    </style:style>
    <style:style style:name="P2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47d65" officeooo:paragraph-rsid="00247d65" style:language-asian="zxx" style:country-asian="none" style:language-complex="zxx" style:country-complex="none"/>
    </style:style>
    <style:style style:name="P2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47d65" officeooo:paragraph-rsid="0035cafb" style:language-asian="zxx" style:country-asian="none" style:language-complex="zxx" style:country-complex="none"/>
    </style:style>
    <style:style style:name="P2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5f9f1" officeooo:paragraph-rsid="0025f9f1" style:language-asian="zxx" style:country-asian="none" style:language-complex="zxx" style:country-complex="none"/>
    </style:style>
    <style:style style:name="P28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5f9f1" officeooo:paragraph-rsid="0035bf4b" style:language-asian="zxx" style:country-asian="none" style:language-complex="zxx" style:country-complex="none"/>
    </style:style>
    <style:style style:name="P29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5f9f1" officeooo:paragraph-rsid="0035cafb" style:language-asian="zxx" style:country-asian="none" style:language-complex="zxx" style:country-complex="none"/>
    </style:style>
    <style:style style:name="P30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7dd13" officeooo:paragraph-rsid="0027dd13" style:language-asian="zxx" style:country-asian="none" style:language-complex="zxx" style:country-complex="none"/>
    </style:style>
    <style:style style:name="P31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7dd13" officeooo:paragraph-rsid="0035cafb" style:language-asian="zxx" style:country-asian="none" style:language-complex="zxx" style:country-complex="none"/>
    </style:style>
    <style:style style:name="P32" style:family="paragraph" style:parent-style-name="Standard">
      <style:paragraph-properties fo:margin-top="0cm" fo:margin-bottom="0.101cm" style:contextual-spacing="true"/>
      <style:text-properties fo:language="zxx" fo:country="none" officeooo:rsid="0027dd13" officeooo:paragraph-rsid="0027dd13" style:language-asian="zxx" style:country-asian="none" style:language-complex="zxx" style:country-complex="none"/>
    </style:style>
    <style:style style:name="P33" style:family="paragraph" style:parent-style-name="Standard">
      <style:paragraph-properties fo:margin-top="0cm" fo:margin-bottom="0.101cm" style:contextual-spacing="true"/>
      <style:text-properties fo:language="zxx" fo:country="none" officeooo:rsid="0027dd13" officeooo:paragraph-rsid="0035cafb" style:language-asian="zxx" style:country-asian="none" style:language-complex="zxx" style:country-complex="none"/>
    </style:style>
    <style:style style:name="P34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e5bf1" officeooo:paragraph-rsid="002e5bf1" style:language-asian="zxx" style:country-asian="none" style:language-complex="zxx" style:country-complex="none"/>
    </style:style>
    <style:style style:name="P3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e5bf1" officeooo:paragraph-rsid="0035cafb" style:language-asian="zxx" style:country-asian="none" style:language-complex="zxx" style:country-complex="none"/>
    </style:style>
    <style:style style:name="P3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07088" officeooo:paragraph-rsid="00307088" style:language-asian="zxx" style:country-asian="none" style:language-complex="zxx" style:country-complex="none"/>
    </style:style>
    <style:style style:name="P3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07088" officeooo:paragraph-rsid="0035cafb" style:language-asian="zxx" style:country-asian="none" style:language-complex="zxx" style:country-complex="none"/>
    </style:style>
    <style:style style:name="P38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2810f" officeooo:paragraph-rsid="0032810f" style:language-asian="zxx" style:country-asian="none" style:language-complex="zxx" style:country-complex="none"/>
    </style:style>
    <style:style style:name="P39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2810f" officeooo:paragraph-rsid="0035cafb" style:language-asian="zxx" style:country-asian="none" style:language-complex="zxx" style:country-complex="none"/>
    </style:style>
    <style:style style:name="P40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5bf4b" officeooo:paragraph-rsid="0035bf4b" style:language-asian="zxx" style:country-asian="none" style:language-complex="zxx" style:country-complex="none"/>
    </style:style>
    <style:style style:name="P41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5bf4b" officeooo:paragraph-rsid="0035cafb" style:language-asian="zxx" style:country-asian="none" style:language-complex="zxx" style:country-complex="none"/>
    </style:style>
    <style:style style:name="P42" style:family="paragraph" style:parent-style-name="Standard">
      <style:paragraph-properties fo:margin-top="0cm" fo:margin-bottom="0.101cm" style:contextual-spacing="true"/>
      <style:text-properties fo:language="zxx" fo:country="none" officeooo:rsid="0035cafb" officeooo:paragraph-rsid="0035cafb" style:language-asian="zxx" style:country-asian="none" style:language-complex="zxx" style:country-complex="none"/>
    </style:style>
    <style:style style:name="P43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b8012" officeooo:paragraph-rsid="003b8012" style:language-asian="zxx" style:country-asian="none" style:language-complex="zxx" style:country-complex="none"/>
    </style:style>
    <style:style style:name="P44" style:family="paragraph" style:parent-style-name="Standard" style:list-style-name="L1">
      <style:paragraph-properties fo:margin-top="0cm" fo:margin-bottom="0.101cm" style:contextual-spacing="true"/>
      <style:text-properties officeooo:rsid="002ab9b8" officeooo:paragraph-rsid="002ab9b8"/>
    </style:style>
    <style:style style:name="P45" style:family="paragraph" style:parent-style-name="Standard" style:list-style-name="L1">
      <style:paragraph-properties fo:margin-top="0cm" fo:margin-bottom="0.101cm" style:contextual-spacing="true"/>
      <style:text-properties officeooo:rsid="002ab9b8" officeooo:paragraph-rsid="0035cafb"/>
    </style:style>
    <style:style style:name="P46" style:family="paragraph" style:parent-style-name="Standard">
      <style:paragraph-properties fo:margin-top="0cm" fo:margin-bottom="0.101cm" style:contextual-spacing="true" fo:break-before="page"/>
      <style:text-properties fo:language="zxx" fo:country="none" officeooo:rsid="0035cafb" officeooo:paragraph-rsid="0035cafb" style:language-asian="zxx" style:country-asian="none" style:language-complex="zxx" style:country-complex="none"/>
    </style:style>
    <style:style style:name="T1" style:family="text">
      <style:text-properties officeooo:rsid="0010e33a"/>
    </style:style>
    <style:style style:name="T2" style:family="text">
      <style:text-properties officeooo:rsid="0013fc62"/>
    </style:style>
    <style:style style:name="T3" style:family="text">
      <style:text-properties officeooo:rsid="0018cde0"/>
    </style:style>
    <style:style style:name="T4" style:family="text">
      <style:text-properties officeooo:rsid="001a4957"/>
    </style:style>
    <style:style style:name="T5" style:family="text">
      <style:text-properties officeooo:rsid="001d643c"/>
    </style:style>
    <style:style style:name="T6" style:family="text">
      <style:text-properties officeooo:rsid="00219e9c"/>
    </style:style>
    <style:style style:name="T7" style:family="text">
      <style:text-properties officeooo:rsid="00243606"/>
    </style:style>
    <style:style style:name="T8" style:family="text">
      <style:text-properties officeooo:rsid="002ab9b8"/>
    </style:style>
    <style:style style:name="T9" style:family="text">
      <style:text-properties officeooo:rsid="002b4f82"/>
    </style:style>
    <style:style style:name="T10" style:family="text">
      <style:text-properties officeooo:rsid="002bd495"/>
    </style:style>
    <style:style style:name="T11" style:family="text">
      <style:text-properties officeooo:rsid="002ca1e7"/>
    </style:style>
    <style:style style:name="T12" style:family="text">
      <style:text-properties officeooo:rsid="002e5bf1"/>
    </style:style>
    <style:style style:name="T13" style:family="text">
      <style:text-properties officeooo:rsid="002fc2a0"/>
    </style:style>
    <style:style style:name="T14" style:family="text">
      <style:text-properties officeooo:rsid="00303c33"/>
    </style:style>
    <style:style style:name="T15" style:family="text">
      <style:text-properties officeooo:rsid="00307088"/>
    </style:style>
    <style:style style:name="T16" style:family="text">
      <style:text-properties officeooo:rsid="0031153d"/>
    </style:style>
    <style:style style:name="T17" style:family="text">
      <style:text-properties officeooo:rsid="0033d8ca"/>
    </style:style>
    <style:style style:name="T18" style:family="text">
      <style:text-properties officeooo:rsid="0035bf4b"/>
    </style:style>
    <style:style style:name="T19" style:family="text">
      <style:text-properties officeooo:rsid="00374c77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38e983"/>
    </style:style>
    <style:style style:name="T22" style:family="text">
      <style:text-properties officeooo:rsid="0039d70d"/>
    </style:style>
    <style:style style:name="T23" style:family="text">
      <style:text-properties officeooo:rsid="003b5b70"/>
    </style:style>
    <style:style style:name="T24" style:family="text">
      <style:text-properties officeooo:rsid="003d2718"/>
    </style:style>
    <style:style style:name="T25" style:family="text">
      <style:text-properties officeooo:rsid="003f26de"/>
    </style:style>
    <style:style style:name="T26" style:family="text">
      <style:text-properties officeooo:rsid="003f839b"/>
    </style:style>
    <style:style style:name="T27" style:family="text">
      <style:text-properties officeooo:rsid="00404670"/>
    </style:style>
    <style:style style:name="T28" style:family="text">
      <style:text-properties officeooo:rsid="00416f31"/>
    </style:style>
    <style:style style:name="T29" style:family="text">
      <style:text-properties officeooo:rsid="0041f5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ector Final – Cascada LBP</text:p>
      <text:p text:style-name="P2">---------------</text:p>
      <text:list xml:id="list9003934475247605877" text:style-name="L1">
        <text:list-item>
          <text:p text:style-name="P3">BLUR: Al aumentar tamanio_blur </text:p>
          <text:list>
            <text:list-item>
              <text:p text:style-name="P3">F1: <text:span text:style-name="T8">Estable</text:span></text:p>
            </text:list-item>
            <text:list-item>
              <text:p text:style-name="P44">F05: Baja, <text:span text:style-name="T9">2 puntos por punto</text:span></text:p>
            </text:list-item>
            <text:list-item>
              <text:p text:style-name="P3">Precision: <text:span text:style-name="T1">Baja. Más o menos 3</text:span></text:p>
            </text:list-item>
            <text:list-item>
              <text:p text:style-name="P5">Recall: Sube. 3 <text:span text:style-name="T10">o 2 </text:span>puntos por punto de blur</text:p>
            </text:list-item>
            <text:list-item>
              <text:p text:style-name="P7">Tiempo: <text:span text:style-name="T11">Sube</text:span></text:p>
            </text:list-item>
          </text:list>
        </text:list-item>
        <text:list-item>
          <text:p text:style-name="P9">CASCADA: </text:p>
          <text:list>
            <text:list-item>
              <text:p text:style-name="P9">F1: <text:span text:style-name="T12">78</text:span> en visionary vs <text:span text:style-name="T12">30</text:span> en fullbody. Los otros, nada</text:p>
            </text:list-item>
          </text:list>
        </text:list-item>
        <text:list-item>
          <text:p text:style-name="P9">ESCALA INICIAL: Al aumentar escala_inicial</text:p>
          <text:list>
            <text:list-item>
              <text:p text:style-name="P9">F1: <text:span text:style-name="T2">Relativamente estable entre 1 y 1.5. 1.2 es bueno. 1 y 1.3 tienen lo mismo, pero 1.3 es 20 ms más rápido.</text:span></text:p>
            </text:list-item>
            <text:list-item>
              <text:p text:style-name="P34">F05: Ídem F1. Óptimo en <text:span text:style-name="T13">1.3</text:span></text:p>
            </text:list-item>
            <text:list-item>
              <text:p text:style-name="P9">Precision: Sube un poco.</text:p>
            </text:list-item>
            <text:list-item>
              <text:p text:style-name="P9">Recall: Baja </text:p>
            </text:list-item>
            <text:list-item>
              <text:p text:style-name="P9">Tiempo: Baja bastante. </text:p>
            </text:list-item>
          </text:list>
        </text:list-item>
        <text:list-item>
          <text:p text:style-name="P11">FILTROS</text:p>
          <text:list>
            <text:list-item>
              <text:p text:style-name="P11">F1: Baja con todos. El menos peor es enfoque solo.</text:p>
            </text:list-item>
            <text:list-item>
              <text:p text:style-name="P36">F05: <text:span text:style-name="T16">Baja</text:span></text:p>
            </text:list-item>
            <text:list-item>
              <text:p text:style-name="P11">Precisión: Sube con todos. <text:span text:style-name="T14">Enfoque &lt; Repujado &lt; Enfoque y repujado</text:span></text:p>
            </text:list-item>
            <text:list-item>
              <text:p text:style-name="P11">Recall: Baja. Enfoque es el que menos baja, 1<text:span text:style-name="T15">0</text:span> puntos. </text:p>
            </text:list-item>
            <text:list-item>
              <text:p text:style-name="P11">Tiempo: Baja. 6 con enfoque, y más con los otros.</text:p>
            </text:list-item>
          </text:list>
        </text:list-item>
        <text:list-item>
          <text:p text:style-name="P13">MINNEIGHBORS: Al aumentar de a un punto:</text:p>
          <text:list>
            <text:list-item>
              <text:p text:style-name="P13">F1: <text:span text:style-name="T3">Baja. 2 puntos por punto</text:span></text:p>
            </text:list-item>
            <text:list-item>
              <text:p text:style-name="P38">F05: Sube, se estanca en 5.</text:p>
            </text:list-item>
            <text:list-item>
              <text:p text:style-name="P15">Precision: Sube </text:p>
            </text:list-item>
            <text:list-item>
              <text:p text:style-name="P15">Recall: <text:span text:style-name="T4">Baja</text:span></text:p>
            </text:list-item>
            <text:list-item>
              <text:p text:style-name="P17">Tiempo: <text:span text:style-name="T17">Sube un poco</text:span></text:p>
            </text:list-item>
          </text:list>
        </text:list-item>
        <text:list-item>
          <text:p text:style-name="P19">SCALEFACTOR: <text:span text:style-name="T5">Al aumentar scaleFactor</text:span></text:p>
          <text:list>
            <text:list-item>
              <text:p text:style-name="P21">F1: <text:span text:style-name="T18">Sube y baja</text:span></text:p>
            </text:list-item>
            <text:list-item>
              <text:p text:style-name="P40">F05: Sube y baja. 1.1 está bien</text:p>
            </text:list-item>
            <text:list-item>
              <text:p text:style-name="P21">Precision: <text:span text:style-name="T7">Sube </text:span></text:p>
            </text:list-item>
            <text:list-item>
              <text:p text:style-name="P23">Recall: <text:span text:style-name="T7">Baja </text:span></text:p>
            </text:list-item>
            <text:list-item>
              <text:p text:style-name="P23">Tiempo: <text:span text:style-name="T6">Disminuye considerablemente.</text:span></text:p>
            </text:list-item>
          </text:list>
        </text:list-item>
        <text:list-item>
          <text:p text:style-name="P25">Otros:</text:p>
          <text:list>
            <text:list-item>
              <text:p text:style-name="P27">F1: <text:span text:style-name="T18">Ec</text:span>ualizar histograma mejora . Usar_profundidad_altura baja un poco.</text:p>
            </text:list-item>
            <text:list-item>
              <text:p text:style-name="P28">F<text:span text:style-name="T18">05</text:span>: <text:span text:style-name="T18">Ec</text:span>ualizar histograma mejora . Usar_profundidad_altura <text:span text:style-name="T18">sube</text:span> un poco.</text:p>
            </text:list-item>
            <text:list-item>
              <text:p text:style-name="P27">Precision: usar_profundidad_altura mejora!</text:p>
            </text:list-item>
            <text:list-item>
              <text:p text:style-name="P27">Recall: usar_profundidad_altura baja</text:p>
            </text:list-item>
            <text:list-item>
              <text:p text:style-name="P30">Tiempo: Constante.</text:p>
            </text:list-item>
          </text:list>
        </text:list-item>
      </text:list>
      <text:p text:style-name="P32"/>
      <text:p text:style-name="P42"/>
      <text:p text:style-name="P46">Detector HOG</text:p>
      <text:p text:style-name="P42">-----------------------------</text:p>
      <text:p text:style-name="P42"/>
      <text:list xml:id="list230425938818107" text:continue-list="list9003934475247605877" text:style-name="L1">
        <text:list-item text:start-value="1">
          <text:p text:style-name="P4">BLUR: Al aumentar tamanio_blur </text:p>
          <text:list>
            <text:list-item>
              <text:p text:style-name="P4">F1: <text:span text:style-name="T19">Baja</text:span></text:p>
            </text:list-item>
            <text:list-item>
              <text:p text:style-name="P45">F05: Baja, <text:span text:style-name="T9">2 puntos por punto</text:span></text:p>
            </text:list-item>
            <text:list-item>
              <text:p text:style-name="P4">Precision: <text:span text:style-name="T1">Baja. 1 por punto</text:span></text:p>
            </text:list-item>
            <text:list-item>
              <text:p text:style-name="P6">Recall: <text:span text:style-name="T19">Baja, 2 por punto</text:span></text:p>
            </text:list-item>
            <text:list-item>
              <text:p text:style-name="P8">Tiempo: <text:span text:style-name="T11">Sube poco</text:span></text:p>
            </text:list-item>
          </text:list>
        </text:list-item>
        <text:list-item>
          <text:p text:style-name="P10">ESCALA <text:span text:style-name="T20">INICIAL</text:span>: Al aumentar escala_inicial</text:p>
          <text:list>
            <text:list-item>
              <text:p text:style-name="P10">F1: <text:span text:style-name="T2">Relativamente estable entre 1 y 1.5. 1.2 es bueno. 1 y 1.3 tienen lo mismo, pero 1.3 es 20 ms más rápido.</text:span></text:p>
            </text:list-item>
            <text:list-item>
              <text:p text:style-name="P35">F05: Ídem F1. Óptimo en <text:span text:style-name="T13">1.3</text:span></text:p>
            </text:list-item>
            <text:list-item>
              <text:p text:style-name="P10">Precision: Sube un poco.</text:p>
            </text:list-item>
            <text:list-item>
              <text:p text:style-name="P10">Recall: Baja </text:p>
            </text:list-item>
            <text:list-item>
              <text:p text:style-name="P10">Tiempo: Baja bastante. </text:p>
            </text:list-item>
          </text:list>
        </text:list-item>
        <text:list-item>
          <text:p text:style-name="P12">FILTROS</text:p>
          <text:list>
            <text:list-item>
              <text:p text:style-name="P12">F1: <text:span text:style-name="T21">Estable</text:span></text:p>
            </text:list-item>
            <text:list-item>
              <text:p text:style-name="P37">F05: <text:span text:style-name="T21">Estable</text:span></text:p>
            </text:list-item>
            <text:list-item>
              <text:p text:style-name="P12">Precisión: <text:span text:style-name="T21">Estable</text:span></text:p>
            </text:list-item>
            <text:list-item>
              <text:p text:style-name="P12">Recall: <text:span text:style-name="T21">Estable</text:span>. </text:p>
            </text:list-item>
            <text:list-item>
              <text:p text:style-name="P12">Tiempo: <text:span text:style-name="T21">estable</text:span>.</text:p>
            </text:list-item>
          </text:list>
        </text:list-item>
        <text:list-item>
          <text:p text:style-name="P14">MINNEIGHBORS: Al aumentar de a un punto:</text:p>
          <text:list>
            <text:list-item>
              <text:p text:style-name="P14">F1: <text:span text:style-name="T24">Sube y baja</text:span></text:p>
            </text:list-item>
            <text:list-item>
              <text:p text:style-name="P39">F05: <text:span text:style-name="T25">Sube y baja. Mejor en 2</text:span></text:p>
            </text:list-item>
            <text:list-item>
              <text:p text:style-name="P16">Precision: Sube <text:span text:style-name="T26">y se estanca</text:span></text:p>
            </text:list-item>
            <text:list-item>
              <text:p text:style-name="P16">Recall: <text:span text:style-name="T4">Baja</text:span></text:p>
            </text:list-item>
            <text:list-item>
              <text:p text:style-name="P18">Tiempo: <text:span text:style-name="T26">Estable</text:span></text:p>
            </text:list-item>
          </text:list>
        </text:list-item>
        <text:list-item>
          <text:p text:style-name="P20"><text:span text:style-name="T22">PASOESCALA</text:span>: <text:span text:style-name="T5">Al aumentar pasoescala</text:span></text:p>
          <text:list>
            <text:list-item>
              <text:p text:style-name="P22">F1: <text:span text:style-name="T23">Baja. 10 puntos de 1.05 a 1.1</text:span></text:p>
            </text:list-item>
            <text:list-item>
              <text:p text:style-name="P41">F05: <text:span text:style-name="T23">Baja. 4 puntos de 1.05 a 1.1</text:span></text:p>
            </text:list-item>
            <text:list-item>
              <text:p text:style-name="P22">Precision: <text:span text:style-name="T23">Baja</text:span></text:p>
            </text:list-item>
            <text:list-item>
              <text:p text:style-name="P24">Recall: <text:span text:style-name="T23">Baja</text:span></text:p>
            </text:list-item>
            <text:list-item>
              <text:p text:style-name="P24">Tiempo: <text:span text:style-name="T6">Disminuye considerablemente. De 57ms a 35ms de 1.05 a 1.1</text:span></text:p>
            </text:list-item>
          </text:list>
        </text:list-item>
        <text:list-item>
          <text:p text:style-name="P43">Clasificador: daimler es mucho peor que el default</text:p>
        </text:list-item>
        <text:list-item>
          <text:p text:style-name="P26">Otros:</text:p>
          <text:list>
            <text:list-item>
              <text:p text:style-name="P29">F1: <text:span text:style-name="T18">Ec</text:span>ualizar histograma mejora . <text:span text:style-name="T27">Convertir a gris sin ecualizar, empeora.</text:span></text:p>
            </text:list-item>
            <text:list-item>
              <text:p text:style-name="P29">F<text:span text:style-name="T18">05</text:span>: <text:span text:style-name="T18">Ec</text:span>ualizar histograma mejora . <text:span text:style-name="T27">Convertir a gris sin ecualizar, empeora</text:span>.</text:p>
            </text:list-item>
            <text:list-item>
              <text:p text:style-name="P29">Precision: <text:span text:style-name="T28">ídem</text:span></text:p>
            </text:list-item>
            <text:list-item>
              <text:p text:style-name="P29">Recall: <text:span text:style-name="T28">mejora con convertir a gris, empeora con ecualizar</text:span></text:p>
            </text:list-item>
            <text:list-item>
              <text:p text:style-name="P31">Tiempo: <text:span text:style-name="T29">Baja 10 ms conviritiendo a gris, 7 ecualizando.</text:span></text:p>
            </text:list-item>
          </text:list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56M7S</meta:editing-duration>
    <meta:editing-cycles>51</meta:editing-cycles>
    <meta:generator>LibreOffice/4.2.8.2$Linux_X86_64 LibreOffice_project/420m0$Build-2</meta:generator>
    <dc:date>2016-03-29T23:04:24.118650480</dc:date>
    <meta:document-statistic meta:table-count="0" meta:image-count="0" meta:object-count="0" meta:page-count="2" meta:paragraph-count="79" meta:word-count="480" meta:character-count="2583" meta:non-whitespace-character-count="2244"/>
    <meta:user-defined meta:name="Info 1"/>
    <meta:user-defined meta:name="Info 2"/>
    <meta:user-defined meta:name="Info 3"/>
    <meta:user-defined meta:name="Info 4"/>
  </office:meta>
</office:document-meta>
</file>